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4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F8"/>
    </style:style>
    <style:style style:name="ce4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F8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F8"/>
    </style:style>
    <style:style style:name="ce4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F8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5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J8"/>
    </style:style>
    <style:style style:name="ce5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J8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J8"/>
    </style:style>
    <style:style style:name="ce5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J8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5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N8"/>
    </style:style>
    <style:style style:name="ce5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N8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N8"/>
    </style:style>
    <style:style style:name="ce5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N8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6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R8"/>
    </style:style>
    <style:style style:name="ce6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R8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R8"/>
    </style:style>
    <style:style style:name="ce6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R8"/>
    </style:style>
    <style:style style:name="ce66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5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70"/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4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5">
          <table:table-cell table:style-name="ce2"/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450" office:value-type="string" calcext:value-type="string" table:number-columns-spanned="2" table:number-rows-spanned="1">
            <text:p>D0!</text:p>
          </table:table-cell>
          <table:covered-table-cell table:style-name="ce456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523" office:value-type="string" calcext:value-type="string" table:number-columns-spanned="2" table:number-rows-spanned="1">
            <text:p>D1!</text:p>
          </table:table-cell>
          <table:covered-table-cell table:style-name="ce529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587" office:value-type="string" calcext:value-type="string" table:number-columns-spanned="2" table:number-rows-spanned="1">
            <text:p>D2!</text:p>
          </table:table-cell>
          <table:covered-table-cell table:style-name="ce59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55" office:value-type="string" calcext:value-type="string" table:number-columns-spanned="2" table:number-rows-spanned="1">
            <text:p>D3!</text:p>
          </table:table-cell>
          <table:covered-table-cell table:style-name="ce661"/>
          <table:table-cell table:style-name="ce318"/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1" office:value-type="string" calcext:value-type="string" table:number-columns-spanned="2" table:number-rows-spanned="1">
            <text:p>R1</text:p>
          </table:table-cell>
          <table:covered-table-cell table:style-name="ce457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524" office:value-type="string" calcext:value-type="string" table:number-columns-spanned="2" table:number-rows-spanned="1">
            <text:p>R2</text:p>
          </table:table-cell>
          <table:covered-table-cell table:style-name="ce53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588" office:value-type="string" calcext:value-type="string" table:number-columns-spanned="2" table:number-rows-spanned="1">
            <text:p>R3</text:p>
          </table:table-cell>
          <table:covered-table-cell table:style-name="ce59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56" office:value-type="string" calcext:value-type="string" table:number-columns-spanned="2" table:number-rows-spanned="1">
            <text:p>R4</text:p>
          </table:table-cell>
          <table:covered-table-cell table:style-name="ce662"/>
          <table:table-cell table:style-name="ce319"/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2"/>
          <table:table-cell table:style-name="ce24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/text:p>
          </table:table-cell>
          <table: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repeated="26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63" table:number-columns-spanned="2" table:number-rows-spanned="1"/>
          <table:covered-table-cell table:style-name="ce66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t<text:span text:style-name="T3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Req<text:span text:style-name="T3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CP9:'RTS-Template'.DQ9 'RTS-Template'.P8:'RTS-Template'.Q8 'RTS-Template'.CP8:'RTS-Template'.DQ8 'RTS-Template'.AH8:'RTS-Template'.AM8 'RTS-Template'.B8:'RTS-Template'.K9 'RTS-Template'.AH9:'RTS-Template'.AO9 'RTS-Template'.AO8:'RTS-Template'.AO8 'RTS-Template'.AR8:'RTS-Template'.AY9 'RTS-Template'.AC8:'RTS-Template'.AE8 'RTS-Template'.P9:'RTS-Template'.AE9 'RTS-Template'.BB8:'RTS-Template'.BI9 'RTS-Template'.BL8:'RTS-Template'.CM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F8:'RTS-Template'.AG9">
            <calcext:condition calcext:apply-style-name="ConditionalStyle_1" calcext:value="!=&quot;&quot;" calcext:base-cell-address="'RTS-Template'.AF8"/>
          </calcext:conditional-format>
          <calcext:conditional-format calcext:target-range-address="'RTS-Template'.BJ8:'RTS-Template'.BK9">
            <calcext:condition calcext:apply-style-name="ConditionalStyle_1" calcext:value="!=&quot;&quot;" calcext:base-cell-address="'RTS-Template'.BJ8"/>
          </calcext:conditional-format>
          <calcext:conditional-format calcext:target-range-address="'RTS-Template'.CN8:'RTS-Template'.CO9">
            <calcext:condition calcext:apply-style-name="ConditionalStyle_1" calcext:value="!=&quot;&quot;" calcext:base-cell-address="'RTS-Template'.CN8"/>
          </calcext:conditional-format>
          <calcext:conditional-format calcext:target-range-address="'RTS-Template'.DR8:'RTS-Template'.DS9">
            <calcext:condition calcext:apply-style-name="ConditionalStyle_1" calcext:value="!=&quot;&quot;" calcext:base-cell-address="'RTS-Template'.DR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5" calcext:value-type="float">
            <text:p>15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7" calcext:value-type="float">
            <text:p>7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3" calcext:value-type="float">
            <text:p>2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2:33:31.6703142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27T12:39:50.726058315</dc:date>
    <meta:editing-cycles>58</meta:editing-cycles>
    <meta:editing-duration>PT2H30M27S</meta:editing-duration>
    <meta:generator>LibreOffice/5.3.1.2$Linux_X86_64 LibreOffice_project/30m0$Build-2</meta:generator>
    <meta:print-date>2017-05-07T12:53:58.279000000</meta:print-date>
    <meta:document-statistic meta:table-count="2" meta:cell-count="42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